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4.538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6.2047in"/>
    </style:style>
    <style:style style:name="co4" style:family="table-column">
      <style:table-column-properties fo:break-before="auto" style:column-width="0.7535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1.1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6378" table:default-cell-style-name="Default"/>
        <table:table-row table:style-name="ro1">
          <table:table-cell table:style-name="ce1" office:value-type="string" calcext:value-type="string">
            <text:p>SOUČÁSTKA</text:p>
          </table:table-cell>
          <table:table-cell table:style-name="ce1" office:value-type="string" calcext:value-type="string">
            <text:p>GME KÓD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MOŽSTVÍ</text:p>
          </table:table-cell>
          <table:table-cell table:style-name="ce1" office:value-type="string" calcext:value-type="string">
            <text:p>HODNOTA</text:p>
          </table:table-cell>
          <table:table-cell table:style-name="ce1" office:value-type="string" calcext:value-type="string">
            <text:p>POUZDRO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NEXPERIA (NXP) HEF4094BT,653 CMOS 8stupňový posuvný registr </text:p>
          </table:table-cell>
          <table:table-cell/>
          <table:table-cell office:value-type="string" calcext:value-type="string">
            <text:p>https://www.gme.cz/v/1493480/nexperianxp-hef4094bt653-cmos-8stupnovy-posuvny-regist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P1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YAGEO R1206 82k 0,25W 1% SMD rezistor</text:p>
          </table:table-cell>
          <table:table-cell/>
          <table:table-cell office:value-type="string" calcext:value-type="string">
            <text:p>https://www.gme.cz/v/1486655/yageo-r1206-82k-025w-1-smd-rezis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2K</text:p>
          </table:table-cell>
          <table:table-cell office:value-type="float" office:value="1206" calcext:value-type="float">
            <text:p>120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FINEON BCX70H bipolární tranzistor </text:p>
          </table:table-cell>
          <table:table-cell/>
          <table:table-cell office:value-type="string" calcext:value-type="string">
            <text:p>https://www.gme.cz/v/1494189/infineon-bcx70h-bipolarni-tranzistor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OT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YAGEO R1206 5k1 0,25W 1% SMD rezistor </text:p>
          </table:table-cell>
          <table:table-cell/>
          <table:table-cell office:value-type="string" calcext:value-type="string">
            <text:p>https://www.gme.cz/v/1490031/yageo-r1206-5k1-025w-1-smd-rezisto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K1</text:p>
          </table:table-cell>
          <table:table-cell office:value-type="float" office:value="1206" calcext:value-type="float">
            <text:p>120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ICROCHIP (ATMEL) ATTINY24A-SSU </text:p>
          </table:table-cell>
          <table:table-cell/>
          <table:table-cell office:value-type="string" calcext:value-type="string">
            <text:p>https://www.gme.cz/v/1484053/microchipatmel-attiny24a-ss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1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TMicroelectronic LF50CDT-TR linearní stabilizátor napětí </text:p>
          </table:table-cell>
          <table:table-cell/>
          <table:table-cell office:value-type="string" calcext:value-type="string">
            <text:p>https://www.gme.cz/v/1488579/stmicroelectronic-lf50cdt-tr-linearni-stabilizator-nape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PA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NNFLY DS1092-09 BNP RM20,5 držák baterie řady CR20 </text:p>
          </table:table-cell>
          <table:table-cell/>
          <table:table-cell office:value-type="string" calcext:value-type="string">
            <text:p>https://www.gme.cz/v/1503390/connfly-ds1092-09-bnp-rm205-drzak-baterie-rady-cr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ANASONIC CR2032/BN knoflíková baterie </text:p>
          </table:table-cell>
          <table:table-cell/>
          <table:table-cell office:value-type="string" calcext:value-type="string">
            <text:p>https://www.gme.cz/v/1506606/panasonic-cr2032-bn-knoflikova-bater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-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IBA FSF 5x20 1A 250V pojistka trubičková </text:p>
          </table:table-cell>
          <table:table-cell/>
          <table:table-cell office:value-type="string" calcext:value-type="string">
            <text:p>https://www.gme.cz/v/1512303/siba-fst-5x20-1a-250v-pojistka-trubicko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0V/0.5A</text:p>
          </table:table-cell>
          <table:table-cell office:value-type="string" calcext:value-type="string">
            <text:p>TH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TELVIO KONTEK PTF75 pojistkové pouzdro do DPS </text:p>
          </table:table-cell>
          <table:table-cell/>
          <table:table-cell office:value-type="string" calcext:value-type="string">
            <text:p>https://www.gme.cz/v/1512920/stelvio-kontek-ptf75-pojistkove-pouzdro-do-dp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odul RTC DS1307 s 32K flash </text:p>
          </table:table-cell>
          <table:table-cell/>
          <table:table-cell office:value-type="string" calcext:value-type="string">
            <text:p>https://www.gme.cz/v/1507876/modul-rtc-ds1307-s-32k-flas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Q 32,768KHz DT38 krystaly přesného času</text:p>
          </table:table-cell>
          <table:table-cell/>
          <table:table-cell office:value-type="string" calcext:value-type="string">
            <text:p>https://www.gme.cz/v/1493739/q-32768khz-dt38-krystaly-presneho-cas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,768KHz</text:p>
          </table:table-cell>
          <table:table-cell office:value-type="string" calcext:value-type="string">
            <text:p>DT3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QS 10,000MHz HC49/SMD krystal</text:p>
          </table:table-cell>
          <table:table-cell/>
          <table:table-cell office:value-type="string" calcext:value-type="string">
            <text:p>https://www.gme.cz/v/1493785/qs-10000mhz-hc49-smd-krys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HC49U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ITANO CKS1206 1p/50V NPO 20% Keramický kondenzátor SMD </text:p>
          </table:table-cell>
          <table:table-cell/>
          <table:table-cell office:value-type="string" calcext:value-type="string">
            <text:p>https://www.gme.cz/v/1486143/hitano-cks1206-1p-50v-npo-20-keramicky-kondenzator-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pF</text:p>
          </table:table-cell>
          <table:table-cell office:value-type="float" office:value="1206" calcext:value-type="float">
            <text:p>120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ITANO CKS1206 2,2p/50V NPO 10% Keramický kondenzátor SMD </text:p>
          </table:table-cell>
          <table:table-cell/>
          <table:table-cell office:value-type="string" calcext:value-type="string">
            <text:p>https://www.gme.cz/v/1486141/hitano-cks1206-22p-50v-npo-10-keramicky-kondenzator-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pF</text:p>
          </table:table-cell>
          <table:table-cell office:value-type="float" office:value="1206" calcext:value-type="float">
            <text:p>120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<text:s/>TS1107GS-5 T/R mikrospínač </text:p>
          </table:table-cell>
          <table:table-cell/>
          <table:table-cell office:value-type="string" calcext:value-type="string">
            <text:p>https://www.gme.cz/v/1497543/ts1107gs-5-t-r-mikrospina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IGHT LED BL-HUB33H-TRB LED 1206, červená </text:p>
          </table:table-cell>
          <table:table-cell/>
          <table:table-cell office:value-type="string" calcext:value-type="string">
            <text:p>https://www.gme.cz/v/1492986/bright-led-bl-hub33h-trb-led-1206-cerven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06" calcext:value-type="float">
            <text:p>120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<text:s/>YAGEO R1206 200R 0,25W 1% SMD rezistor </text:p>
          </table:table-cell>
          <table:table-cell/>
          <table:table-cell office:value-type="string" calcext:value-type="string">
            <text:p>https://www.gme.cz/v/1485551/yageo-r1206-200r-025w-1-smd-rezisto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06" calcext:value-type="float">
            <text:p>1206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zxx" fo:country="none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30P0" style:volatile="true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8">00/00/0000</text:date>, <text:time style:data-style-name="N2" text:time-value="11:57:08.3532632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jay </meta:initial-creator>
    <meta:creation-date>2010-05-26T15:16:03</meta:creation-date>
    <meta:generator>LibreOffice/7.5.4.1$Linux_X86_64 LibreOffice_project/50$Build-1</meta:generator>
    <dc:date>2023-10-06T15:37:28.536735738</dc:date>
    <meta:editing-duration>P2DT23H25M37S</meta:editing-duration>
    <meta:editing-cycles>15</meta:editing-cycles>
    <meta:document-statistic meta:table-count="1" meta:cell-count="86" meta:object-count="0"/>
  </office:meta>
</office:document-meta>
</file>